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middle" draw:auto-grow-height="false" fo:min-height="0.056cm" fo:min-width="0.763cm"/>
    </style:style>
    <style:style style:name="gr2" style:family="graphic" style:parent-style-name="standard">
      <style:graphic-properties draw:stroke="none" svg:stroke-color="#000000" draw:fill="none" draw:fill-color="#ffffff" fo:min-height="0.787cm"/>
    </style:style>
    <style:style style:name="gr3" style:family="graphic" style:parent-style-name="standard">
      <style:graphic-properties svg:stroke-color="#000000" draw:fill-color="#94bd5e" draw:textarea-horizontal-align="justify" draw:textarea-vertical-align="middle" draw:auto-grow-height="false" fo:min-height="0.751cm" fo:min-width="1.874cm"/>
    </style:style>
    <style:style style:name="gr4" style:family="graphic" style:parent-style-name="standard">
      <style:graphic-properties svg:stroke-color="#000000" draw:fill-color="#94bd5e" draw:textarea-horizontal-align="justify" draw:textarea-vertical-align="middle" draw:auto-grow-height="false" fo:min-height="0.85cm" fo:min-width="3.5cm"/>
    </style:style>
    <style:style style:name="gr5" style:family="graphic" style:parent-style-name="standard">
      <style:graphic-properties svg:stroke-color="#000000" draw:fill-color="#94bd5e" draw:textarea-horizontal-align="justify" draw:textarea-vertical-align="middle" draw:auto-grow-height="false" fo:min-height="0.35cm" fo:min-width="2.7cm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1.084cm"/>
    </style:style>
    <style:style style:name="gr7" style:family="graphic" style:parent-style-name="standard">
      <style:graphic-properties svg:stroke-color="#000000" draw:fill-color="#94bd5e" draw:textarea-horizontal-align="justify" draw:textarea-vertical-align="middle" draw:auto-grow-height="false" fo:min-height="0.65cm" fo:min-width="3.5cm"/>
    </style:style>
    <style:style style:name="gr8" style:family="graphic" style:parent-style-name="standard">
      <style:graphic-properties svg:stroke-color="#000000" draw:fill-color="#94bd5e" draw:textarea-horizontal-align="justify" draw:textarea-vertical-align="middle" draw:auto-grow-height="false" fo:min-height="0.662cm" fo:min-width="1.752cm"/>
    </style:style>
    <style:style style:name="gr9" style:family="graphic" style:parent-style-name="standard">
      <style:graphic-properties svg:stroke-color="#000000" draw:fill-color="#94bd5e" draw:textarea-horizontal-align="justify" draw:textarea-vertical-align="middle" draw:auto-grow-height="false" fo:min-height="1.051cm" fo:min-width="2.178cm"/>
    </style:style>
    <style:style style:name="gr10" style:family="graphic" style:parent-style-name="standard">
      <style:graphic-properties svg:stroke-color="#000000" draw:fill-color="#ccffff" draw:textarea-horizontal-align="justify" draw:textarea-vertical-align="middle" draw:auto-grow-height="false" fo:min-height="0.104cm" fo:min-width="0.854cm"/>
    </style:style>
    <style:style style:name="gr11" style:family="graphic" style:parent-style-name="objectwithoutfill">
      <style:graphic-properties svg:stroke-color="#000000" draw:marker-end="Arrow" draw:marker-end-width="0.3cm" draw:fill="none" draw:fill-color="#0084d1" draw:textarea-vertical-align="middle"/>
    </style:style>
    <style:style style:name="gr12" style:family="graphic" style:parent-style-name="standard">
      <style:graphic-properties svg:stroke-color="#000000" draw:marker-start="Arrow" draw:marker-start-width="0.3cm" draw:fill-color="#0084d1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25cm"/>
    </style:style>
    <style:style style:name="gr14" style:family="graphic" style:parent-style-name="standard">
      <style:graphic-properties draw:stroke="none" svg:stroke-color="#000000" draw:fill="none" draw:fill-color="#ffffff" fo:min-height="0.315cm"/>
    </style:style>
    <style:style style:name="gr15" style:family="graphic" style:parent-style-name="standard">
      <style:graphic-properties draw:textarea-horizontal-align="justify" draw:textarea-vertical-align="middle" draw:auto-grow-height="false" fo:min-height="0.551cm" fo:min-width="2.79cm"/>
    </style:style>
    <style:style style:name="gr16" style:family="graphic" style:parent-style-name="standard">
      <style:graphic-properties draw:textarea-horizontal-align="justify" draw:textarea-vertical-align="middle" draw:auto-grow-height="false" fo:min-height="0.6cm" fo:min-width="0.41cm"/>
    </style:style>
    <style:style style:name="gr17" style:family="graphic" style:parent-style-name="standard">
      <style:graphic-properties svg:stroke-color="#000000" draw:fill-color="#94bd5e" draw:textarea-horizontal-align="justify" draw:textarea-vertical-align="middle" draw:auto-grow-height="false" fo:min-height="2.051cm" fo:min-width="2.36cm"/>
    </style:style>
    <style:style style:name="gr18" style:family="graphic" style:parent-style-name="standard">
      <style:graphic-properties svg:stroke-color="#000000" draw:fill-color="#94bd5e" draw:textarea-horizontal-align="justify" draw:textarea-vertical-align="middle" draw:auto-grow-height="false" fo:min-height="0.98cm" fo:min-width="2.178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draw:fill="none" draw:fill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cffff"/>
      <style:paragraph-properties fo:text-align="center"/>
      <style:text-properties fo:font-size="6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-color="#94bd5e"/>
      <style:paragraph-properties fo:text-align="center"/>
      <style:text-properties fo:font-size="6pt" style:font-size-asian="18pt" style:font-size-complex="18pt"/>
    </style:style>
    <style:style style:name="P5" style:family="paragraph">
      <loext:graphic-properties draw:fill-color="#94bd5e"/>
      <style:paragraph-properties fo:text-align="center"/>
    </style:style>
    <style:style style:name="P6" style:family="paragraph">
      <loext:graphic-properties draw:fill="none" draw:fill-color="#0084d1"/>
      <style:paragraph-properties fo:text-align="center"/>
    </style:style>
    <style:style style:name="P7" style:family="paragraph">
      <loext:graphic-properties draw:fill-color="#0084d1"/>
      <style:paragraph-properties fo:text-align="center"/>
    </style:style>
    <style:style style:name="P8" style:family="paragraph">
      <loext:graphic-properties draw:fill="none" draw:fill-color="#ffffff"/>
      <style:text-properties fo:font-size="6pt" style:font-size-asian="18pt" style:font-size-complex="18pt"/>
    </style:style>
    <style:style style:name="P9" style:family="paragraph">
      <style:paragraph-properties fo:text-align="center"/>
      <style:text-properties fo:font-size="6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weight="bold" style:font-size-asian="18pt" style:font-weight-asian="bold" style:font-size-complex="18pt" style:font-weight-complex="bold"/>
    </style:style>
    <style:style style:name="T4" style:family="text">
      <style:text-properties fo:font-size="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9cm" svg:height="0.432cm" svg:x="6.6cm" svg:y="4.068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" draw:text-style-name="P3" draw:layer="layout" svg:width="16.4cm" svg:height="1.037cm" svg:x="2.3cm" svg:y="1.463cm">
          <draw:text-box>
            <text:p text:style-name="P1"><text:span text:style-name="T2">Flowchart for function </text:span><text:span text:style-name="T3">generate_keypair</text:span><text:span text:style-name="T2"> in </text:span><text:span text:style-name="T3">encryption_services</text:span><text:span text:style-name="T2"> program</text:span></text:p>
          </draw:text-box>
        </draw:frame>
        <draw:custom-shape draw:style-name="gr3" draw:text-style-name="P4" draw:layer="layout" svg:width="3.9cm" svg:height="1cm" svg:x="5.3cm" svg:y="5.7cm">
          <text:p text:style-name="P1"><text:span text:style-name="T1">FUNCTION INPUT:</text:span></text:p>
          <text:p text:style-name="P1"><text:span text:style-name="T1">working_user_i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5" draw:layer="layout" svg:width="4cm" svg:height="1.1cm" svg:x="5.2cm" svg:y="8cm">
          <text:p text:style-name="P1"><text:span text:style-name="T4">Unset </text:span><text:span text:style-name="T4">new_ke</text:span><text:span text:style-name="T4">ypair_u</text:span><text:span text:style-name="T4">ser_id</text:span></text:p>
          <text:p text:style-name="P1"><text:span text:style-name="T1">Set </text:span><text:span text:style-name="T1">new_ke</text:span><text:span text:style-name="T1">ygen_O</text:span><text:span text:style-name="T1">K=false </text:span><text:span text:style-name="T1">(global)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2cm" svg:height="0.6cm" svg:x="5.9cm" svg:y="18cm">
          <text:p text:style-name="P1"><text:span text:style-name="T5">Set </text:span><text:span text:style-name="T1">new_keygen_OK=true</text:span></text:p>
          <text:p text:style-name="P1"><text:span text:style-name="T5">Get </text:span><text:span text:style-name="T1">new_keypair_user_id</text:span></text:p>
          <draw:enhanced-geometry svg:viewBox="0 0 21600 21600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.166cm" svg:height="2.6cm" draw:transform="skewX (-0.0469493568786475) translate (5.9cm 19.8cm)">
          <text:p text:style-name="P1"><text:span text:style-name="T1">new_k</text:span><text:span text:style-name="T1">eypair</text:span><text:span text:style-name="T1">_user</text:span><text:span text:style-name="T1">_id</text:span></text:p>
          <text:p text:style-name="P1"><text:span text:style-name="T1">==</text:span></text:p>
          <text:p text:style-name="P1"><text:span text:style-name="T1">worki</text:span><text:span text:style-name="T1">ng_us</text:span><text:span text:style-name="T1">er_id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5" draw:layer="layout" svg:width="4cm" svg:height="0.9cm" svg:x="11.1cm" svg:y="20.6cm">
          <text:p text:style-name="P1"><text:span text:style-name="T5">set</text:span></text:p>
          <text:p text:style-name="P1"><text:span text:style-name="T5">working_user_id=ne</text:span><text:span text:style-name="T5">w_keypair_user_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draw:layer="layout" svg:width="3.7cm" svg:height="0.911cm" svg:x="5.4cm" svg:y="10.589cm">
          <text:p text:style-name="P1"><text:span text:style-name="T1">DEBUG PRINT</text:span></text:p>
          <text:p text:style-name="P1"><text:span text:style-name="T1">new_keypair_user_id</text:span></text:p>
          <text:p text:style-name="P1"><text:span text:style-name="T1">new_keygen_OK--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4" draw:layer="layout" svg:width="4.4cm" svg:height="1.3cm" svg:x="10.5cm" svg:y="15.3cm">
          <text:p text:style-name="P1"><text:span text:style-name="T1">PRINT MESSAGE</text:span></text:p>
          <text:p text:style-name="P1"><text:span text:style-name="T1">Key generation fail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2" draw:layer="layout" svg:width="1.5cm" svg:height="0.5cm" svg:x="16.72cm" svg:y="6.6cm">
          <text:p text:style-name="P1"><text:span text:style-name="T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1" draw:text-style-name="P6" draw:layer="layout" svg:x1="7.3cm" svg:y1="4.5cm" svg:x2="7.3cm" svg:y2="5.7cm">
          <text:p/>
        </draw:line>
        <draw:line draw:style-name="gr11" draw:text-style-name="P6" draw:layer="layout" svg:x1="7.3cm" svg:y1="6.7cm" svg:x2="7.3cm" svg:y2="8cm">
          <text:p/>
        </draw:line>
        <draw:line draw:style-name="gr11" draw:text-style-name="P6" draw:layer="layout" svg:x1="7.4cm" svg:y1="9.1cm" svg:x2="7.4cm" svg:y2="10.6cm">
          <text:p/>
        </draw:line>
        <draw:line draw:style-name="gr11" draw:text-style-name="P6" draw:layer="layout" svg:x1="7.4cm" svg:y1="11.5cm" svg:x2="7.4cm" svg:y2="13.2cm">
          <text:p/>
        </draw:line>
        <draw:line draw:style-name="gr11" draw:text-style-name="P6" draw:layer="layout" svg:x1="7.4cm" svg:y1="14cm" svg:x2="7.4cm" svg:y2="15.2cm">
          <text:p/>
        </draw:line>
        <draw:line draw:style-name="gr11" draw:text-style-name="P6" draw:layer="layout" svg:x1="7.5cm" svg:y1="16.8cm" svg:x2="7.5cm" svg:y2="18cm">
          <text:p/>
        </draw:line>
        <draw:line draw:style-name="gr11" draw:text-style-name="P6" draw:layer="layout" svg:x1="7.5cm" svg:y1="18.6cm" svg:x2="7.5cm" svg:y2="19.8cm">
          <text:p/>
        </draw:line>
        <draw:line draw:style-name="gr11" draw:text-style-name="P6" draw:layer="layout" svg:x1="9.1cm" svg:y1="21.1cm" svg:x2="11.1cm" svg:y2="21.1cm">
          <text:p/>
        </draw:line>
        <draw:line draw:style-name="gr12" draw:text-style-name="P7" draw:layer="layout" svg:x1="9.4cm" svg:y1="24.8cm" svg:x2="13.2cm" svg:y2="24.8cm">
          <text:p/>
        </draw:line>
        <draw:frame draw:style-name="gr13" draw:text-style-name="P8" draw:layer="layout" svg:width="0.8cm" svg:height="0.5cm" svg:x="8.126cm" svg:y="15.509cm">
          <draw:text-box>
            <text:p><text:span text:style-name="T1">no</text:span></text:p>
          </draw:text-box>
        </draw:frame>
        <draw:frame draw:style-name="gr14" draw:text-style-name="P8" draw:layer="layout" svg:width="0.886cm" svg:height="0.565cm" svg:x="6.8cm" svg:y="16.835cm">
          <draw:text-box>
            <text:p><text:span text:style-name="T1">yes</text:span></text:p>
          </draw:text-box>
        </draw:frame>
        <draw:custom-shape draw:style-name="gr15" draw:text-style-name="P9" draw:layer="layout" svg:width="4.3cm" svg:height="0.8cm" svg:x="5.2cm" svg:y="13.2cm">
          <text:p text:style-name="P1"><text:span text:style-name="T1">gpg --full-gen-ke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" draw:layer="layout" svg:width="1.82cm" svg:height="1.7cm" draw:transform="skewX (-0.0469493568786475) translate (6.5cm 15.2cm)">
          <text:p text:style-name="P1"><text:span text:style-name="T1">return</text:span></text:p>
          <text:p text:style-name="P1"><text:span text:style-name="T1">code</text:span></text:p>
          <text:p text:style-name="P1"><text:span text:style-name="T1">== 0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4" draw:layer="layout" svg:width="4.7cm" svg:height="2.3cm" svg:x="5.176cm" svg:y="23.585cm">
          <text:p text:style-name="P1"><text:span text:style-name="T1">PRINT MATCHING </text:span></text:p>
          <text:p text:style-name="P1"><text:span text:style-name="T1">working_user_id and </text:span></text:p>
          <text:p text:style-name="P1"><text:span text:style-name="T5">new_keypair_user_id </text:span><text:span text:style-name="T1">MESSAGE</text:span></text:p>
          <text:p text:style-name="P1"><text:span text:style-name="T1"/></text:p>
          <text:p text:style-name="P10"><text:span text:style-name="T1">PRINT MESSAGE</text:span></text:p>
          <text:p text:style-name="P10"><text:span text:style-name="T1">Key Generation success</text:span></text:p>
          <text:p text:style-name="P1"><text:span text:style-name="T1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8" draw:text-style-name="P4" draw:layer="layout" svg:width="4.4cm" svg:height="1.229cm" svg:x="10.906cm" svg:y="11.971cm">
          <text:p text:style-name="P1"><text:span text:style-name="T1">PRINT ABORT MESSAGE</text:span></text:p>
          <text:p text:style-name="P1"><text:span text:style-name="T1">Exit 1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1" draw:text-style-name="P6" draw:layer="layout" svg:x1="7.6cm" svg:y1="22.4cm" svg:x2="7.6cm" svg:y2="23.6cm">
          <text:p/>
        </draw:line>
        <draw:line draw:style-name="gr11" draw:text-style-name="P6" draw:layer="layout" svg:x1="8.3cm" svg:y1="16cm" svg:x2="10.9cm" svg:y2="16cm">
          <text:p/>
        </draw:line>
        <draw:line draw:style-name="gr12" draw:text-style-name="P7" draw:layer="layout" svg:x1="13.1cm" svg:y1="13.2cm" svg:x2="13.1cm" svg:y2="15.3cm">
          <text:p/>
        </draw:line>
        <draw:line draw:style-name="gr19" draw:text-style-name="P11" draw:layer="layout" svg:x1="7.6cm" svg:y1="27cm" svg:x2="7.6cm" svg:y2="25.9cm">
          <text:p/>
        </draw:line>
        <draw:line draw:style-name="gr20" draw:text-style-name="P12" draw:layer="layout" svg:x1="7.6cm" svg:y1="27cm" svg:x2="17.4cm" svg:y2="27cm">
          <text:p/>
        </draw:line>
        <draw:line draw:style-name="gr12" draw:text-style-name="P7" draw:layer="layout" svg:x1="17.53cm" svg:y1="7.1cm" svg:x2="17.4cm" svg:y2="27cm">
          <text:p/>
        </draw:line>
        <draw:line draw:style-name="gr11" draw:text-style-name="P6" draw:layer="layout" svg:x1="14.8cm" svg:y1="12.7cm" svg:x2="17.5cm" svg:y2="12.7cm">
          <text:p/>
        </draw:line>
        <draw:line draw:style-name="gr19" draw:text-style-name="P11" draw:layer="layout" svg:x1="13.2cm" svg:y1="24.8cm" svg:x2="13.2cm" svg:y2="21.5cm">
          <text:p/>
        </draw:line>
        <draw:frame draw:style-name="gr13" draw:text-style-name="P8" draw:layer="layout" svg:width="0.8cm" svg:height="0.5cm" svg:x="9cm" svg:y="20.7cm">
          <draw:text-box>
            <text:p><text:span text:style-name="T1">no</text:span></text:p>
          </draw:text-box>
        </draw:frame>
        <draw:frame draw:style-name="gr14" draw:text-style-name="P8" draw:layer="layout" svg:width="0.886cm" svg:height="0.565cm" svg:x="6.9cm" svg:y="22.2cm">
          <draw:text-box>
            <text:p><text:span text:style-name="T1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2:41:22.286179147</meta:creation-date>
    <dc:date>2019-08-04T08:41:28.738992780</dc:date>
    <meta:editing-duration>PT20H47M14S</meta:editing-duration>
    <meta:editing-cycles>8</meta:editing-cycles>
    <meta:generator>LibreOffice/6.0.7.3$Linux_X86_64 LibreOffice_project/00m0$Build-3</meta:generator>
    <meta:document-statistic meta:object-count="35"/>
  </office:meta>
</office:document-meta>
</file>